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6752in"/>
    </style:style>
    <style:style style:name="co4" style:family="table-column">
      <style:table-column-properties fo:break-before="auto" style:column-width="1.4126in"/>
    </style:style>
    <style:style style:name="co5" style:family="table-column">
      <style:table-column-properties fo:break-before="auto" style:column-width="1.4957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0.7744in"/>
    </style:style>
    <style:style style:name="co10" style:family="table-column">
      <style:table-column-properties fo:break-before="auto" style:column-width="0.9291in"/>
    </style:style>
    <style:style style:name="co11" style:family="table-column">
      <style:table-column-properties fo:break-before="auto" style:column-width="1.2457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2.128in"/>
    </style:style>
    <style:style style:name="co15" style:family="table-column">
      <style:table-column-properties fo:break-before="auto" style:column-width="1.6272in"/>
    </style:style>
    <style:style style:name="co16" style:family="table-column">
      <style:table-column-properties fo:break-before="auto" style:column-width="1.2575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2.4846in"/>
    </style:style>
    <style:style style:name="co19" style:family="table-column">
      <style:table-column-properties fo:break-before="auto" style:column-width="1.7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11"/>
        <table:table-column table:style-name="co2" table:default-cell-style-name="ce15"/>
        <table:table-column table:style-name="co2" table:default-cell-style-name="ce18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/>
          <table:table-cell table:style-name="ce14"/>
          <table:table-cell table:style-name="ce1"/>
          <table:table-cell/>
          <table:table-cell table:style-name="ce1"/>
          <table:table-cell table:style-name="ce14"/>
          <table:table-cell table:style-name="ce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22" calcext:value-type="float">
            <text:p>22</text:p>
          </table:table-cell>
          <table:table-cell table:style-name="ce1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2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9" office:value-type="float" office:value="32" calcext:value-type="float">
            <text:p>32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9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26" calcext:value-type="float">
            <text:p>26</text:p>
          </table:table-cell>
          <table:table-cell table:style-name="ce18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12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9" office:value-type="float" office:value="34" calcext:value-type="float">
            <text:p>34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12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13" office:value-type="float" office:value="19" calcext:value-type="float">
            <text:p>19</text:p>
          </table:table-cell>
          <table:table-cell table:style-name="ce17" office:value-type="float" office:value="29" calcext:value-type="float">
            <text:p>29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47" calcext:value-type="float">
            <text:p>47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0" calcext:value-type="float">
            <text:p>10</text:p>
          </table:table-cell>
          <table:table-cell table:formula="of:=SUM([$ANOVA.$B$4:.$B$15])" office:value-type="float" office:value="435" calcext:value-type="float">
            <text:p>435</text:p>
          </table:table-cell>
          <table:table-cell table:formula="of:=AVERAGE([$ANOVA.$B$4:.$B$15])" office:value-type="float" office:value="43.5" calcext:value-type="float">
            <text:p>43.5</text:p>
          </table:table-cell>
          <table:table-cell table:formula="of:=VAR([$ANOVA.$B$4:.$B$15])" office:value-type="float" office:value="124.055555555556" calcext:value-type="float">
            <text:p>124.055555555556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<text:s/></text:p>
          </table:table-cell>
          <table:table-cell table:style-name="ce6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.7</text:p>
          </table:table-cell>
          <table:table-cell table:formula="of:=VAR([$ANOVA.$C$4:.$C$15])" office:value-type="float" office:value="287.122222222222" calcext:value-type="float">
            <text:p>287.12222222222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.7</text:p>
          </table:table-cell>
          <table:table-cell table:formula="of:=VAR([$ANOVA.$D$4:.$D$15])" office:value-type="float" office:value="227.344444444444" calcext:value-type="float">
            <text:p>227.34444444444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6" office:value-type="float" office:value="49" calcext:value-type="float">
            <text:p>49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629.60000000001" calcext:value-type="float">
            <text:p>1629.60000000001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814.800000000003" calcext:value-type="float">
            <text:p>814.800000000003</text:p>
          </table:table-cell>
          <table:table-cell table:formula="of:=[$ANOVA.$I$12] / [$ANOVA.$I$13]" office:value-type="float" office:value="3.82821445351246" calcext:value-type="float">
            <text:p>3.82821445351246</text:p>
          </table:table-cell>
          <table:table-cell table:formula="of:=LEGACY.FDIST([$ANOVA.$J$12]; [$ANOVA.$H$12]; [$ANOVA.$H$13])" office:value-type="float" office:value="0.034381861293061" calcext:value-type="float">
            <text:p>0.034381861293061</text:p>
          </table:table-cell>
          <table:table-cell table:formula="of:=LEGACY.FINV([$ANOVA.$G$4]; [$ANOVA.$H$12]; [$ANOVA.$H$13])" office:value-type="float" office:value="3.3541308285292" calcext:value-type="float">
            <text:p>3.3541308285292</text:p>
          </table:table-cell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5746.7" calcext:value-type="float">
            <text:p>5746.7</text:p>
          </table:table-cell>
          <table:table-cell table:formula="of:=SUM([$ANOVA.$G$7:.$G$9])-COUNT([$ANOVA.$G$7:.$G$9])" office:value-type="float" office:value="27" calcext:value-type="float">
            <text:p>27</text:p>
          </table:table-cell>
          <table:table-cell table:formula="of:=[$ANOVA.$G$13] / [$ANOVA.$H$13]" office:value-type="float" office:value="212.840740740741" calcext:value-type="float">
            <text:p>212.840740740741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6"/>
          <table:table-cell table:style-name="ce9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376.3" calcext:value-type="float">
            <text:p>7376.3</text:p>
          </table:table-cell>
          <table:table-cell table:formula="of:=SUM([$ANOVA.$G$7:.$G$9]) - 1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0" calcext:value-type="float">
            <text:p>10</text:p>
          </table:table-cell>
          <table:table-cell table:formula="of:=SUM([$ANOVA.$B$4:.$B$15])" office:value-type="float" office:value="435" calcext:value-type="float">
            <text:p>435</text:p>
          </table:table-cell>
          <table:table-cell table:formula="of:=AVERAGE([$ANOVA.$B$4:.$B$15])" office:value-type="float" office:value="43.5" calcext:value-type="float">
            <text:p>43.5</text:p>
          </table:table-cell>
          <table:table-cell table:formula="of:=VAR([$ANOVA.$B$4:.$B$15])" office:value-type="float" office:value="124.055555555556" calcext:value-type="float">
            <text:p>124.0555555555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.7</text:p>
          </table:table-cell>
          <table:table-cell table:formula="of:=VAR([$ANOVA.$C$4:.$C$15])" office:value-type="float" office:value="287.122222222222" calcext:value-type="float">
            <text:p>287.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.7</text:p>
          </table:table-cell>
          <table:table-cell table:formula="of:=VAR([$ANOVA.$D$4:.$D$15])" office:value-type="float" office:value="227.344444444444" calcext:value-type="float">
            <text:p>227.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.6666666666667</text:p>
          </table:table-cell>
          <table:table-cell table:formula="of:=VAR([$ANOVA.$B$5:.$D$5])" office:value-type="float" office:value="289.333333333333" calcext:value-type="float">
            <text:p>289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.6666666666667</text:p>
          </table:table-cell>
          <table:table-cell table:formula="of:=VAR([$ANOVA.$B$6:.$D$6])" office:value-type="float" office:value="180.333333333333" calcext:value-type="float">
            <text:p>180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.3333333333333</text:p>
          </table:table-cell>
          <table:table-cell table:formula="of:=VAR([$ANOVA.$B$7:.$D$7])" office:value-type="float" office:value="180.333333333333" calcext:value-type="float">
            <text:p>180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.5</text:p>
          </table:table-cell>
          <table:table-cell table:formula="of:=VAR([$ANOVA.$B$8:.$D$8])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.3333333333333</text:p>
          </table:table-cell>
          <table:table-cell table:formula="of:=VAR([$ANOVA.$B$9:.$D$9])" office:value-type="float" office:value="346.333333333333" calcext:value-type="float">
            <text:p>346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.3333333333333</text:p>
          </table:table-cell>
          <table:table-cell table:formula="of:=VAR([$ANOVA.$B$10:.$D$10])" office:value-type="float" office:value="654.333333333333" calcext:value-type="float">
            <text:p>654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.6666666666667</text:p>
          </table:table-cell>
          <table:table-cell table:formula="of:=VAR([$ANOVA.$B$11:.$D$11])" office:value-type="float" office:value="122.333333333333" calcext:value-type="float">
            <text:p>122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.3333333333333</text:p>
          </table:table-cell>
          <table:table-cell table:formula="of:=VAR([$ANOVA.$B$12:.$D$12])" office:value-type="float" office:value="576.333333333333" calcext:value-type="float">
            <text:p>576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.6666666666667</text:p>
          </table:table-cell>
          <table:table-cell table:formula="of:=VAR([$ANOVA.$B$13:.$D$13])" office:value-type="float" office:value="212.333333333333" calcext:value-type="float">
            <text:p>212.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0" calcext:value-type="float">
            <text:p>0</text:p>
          </table:table-cell>
          <table:table-cell table:formula="of:=SUM([$ANOVA.$B$15:.$D$15])" office:value-type="float" office:value="0" calcext:value-type="float">
            <text:p>0</text:p>
          </table:table-cell>
          <table:table-cell table:formula="of:=AVERAGE([$ANOVA.$B$15:.$D$15])" office:value-type="string" office:string-value="" calcext:value-type="error">
            <text:p>#DIV/0!</text:p>
          </table:table-cell>
          <table:table-cell table:formula="of:=VAR([$ANOVA.$B$15:.$D$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string" office:string-value="" calcext:value-type="error">
            <text:p>#DIV/0!</text:p>
          </table:table-cell>
          <table:table-cell table:formula="of:=MAX([$ANOVA.$G$20:.$G$22]) - 1" office:value-type="float" office:value="9" calcext:value-type="float">
            <text:p>9</text:p>
          </table:table-cell>
          <table:table-cell table:formula="of:=[$ANOVA.$G$38] / [$ANOVA.$H$38]" office:value-type="string" office:string-value="" calcext:value-type="error">
            <text:p>#DIV/0!</text:p>
          </table:table-cell>
          <table:table-cell table:formula="of:=[$ANOVA.$I$38] / [$ANOVA.$I$40]" office:value-type="string" office:string-value="" calcext:value-type="error">
            <text:p>#DIV/0!</text:p>
          </table:table-cell>
          <table:table-cell table:formula="of:=LEGACY.FDIST([$ANOVA.$J$38]; [$ANOVA.$H$38]; [$ANOVA.$H$40])" office:value-type="string" office:string-value="" calcext:value-type="error">
            <text:p>#DIV/0!</text:p>
          </table:table-cell>
          <table:table-cell table:formula="of:=LEGACY.FINV([$ANOVA.$G$17]; [$ANOVA.$H$38]; [$ANOVA.$H$40])" office:value-type="float" office:value="2.45628114915927" calcext:value-type="float">
            <text:p>2.456281149159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629.60000000001" calcext:value-type="float">
            <text:p>1629.60000000001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814.800000000003" calcext:value-type="float">
            <text:p>814.800000000003</text:p>
          </table:table-cell>
          <table:table-cell table:formula="of:=[$ANOVA.$I$39] / [$ANOVA.$I$40]" office:value-type="string" office:string-value="" calcext:value-type="error">
            <text:p>#DIV/0!</text:p>
          </table:table-cell>
          <table:table-cell table:formula="of:=LEGACY.FDIST([$ANOVA.$J$39]; [$ANOVA.$H$39]; [$ANOVA.$H$40])" office:value-type="string" office:string-value="" calcext:value-type="error">
            <text:p>#DIV/0!</text:p>
          </table:table-cell>
          <table:table-cell table:formula="of:=LEGACY.FINV([$ANOVA.$G$17]; [$ANOVA.$H$39]; [$ANOVA.$H$40])" office:value-type="float" office:value="3.55455714566179" calcext:value-type="float">
            <text:p>3.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string" office:string-value="" calcext:value-type="error">
            <text:p>#DIV/0!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string" office:string-value="" calcext:value-type="error">
            <text:p>#DIV/0!</text:p>
          </table:table-cell>
          <table:table-cell table:formula="of:=COUNT([$ANOVA.$B$4:.$D$15])-1" office:value-type="float" office:value="29" calcext:value-type="float">
            <text:p>29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.5</text:p>
          </table:table-cell>
          <table:table-cell table:formula="of:=AVERAGE([.$C$3:.$C$15])" office:value-type="float" office:value="59.7" calcext:value-type="float">
            <text:p>59.7</text:p>
          </table:table-cell>
          <table:table-cell table:formula="of:=AVERAGE([.$D$3:.$D$15])" office:value-type="float" office:value="44.7" calcext:value-type="float">
            <text:p>44.7</text:p>
          </table:table-cell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.52215211987721</text:p>
          </table:table-cell>
          <table:table-cell table:formula="of:=SQRT(VAR([.$C$3:.$C$15])/COUNT([.$C$3:.$C$15]))" office:value-type="float" office:value="5.35837869343165" calcext:value-type="float">
            <text:p>5.35837869343165</text:p>
          </table:table-cell>
          <table:table-cell table:formula="of:=SQRT(VAR([.$D$3:.$D$15])/COUNT([.$D$3:.$D$15]))" office:value-type="float" office:value="4.76806506294162" calcext:value-type="float">
            <text:p>4.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.5</text:p>
          </table:table-cell>
          <table:table-cell table:formula="of:=MEDIAN([.$C$3:.$C$15])" office:value-type="float" office:value="64.5" calcext:value-type="float">
            <text:p>64.5</text:p>
          </table:table-cell>
          <table:table-cell table:formula="of:=MEDIAN([.$D$3:.$D$15])" office:value-type="float" office:value="43.5" calcext:value-type="float">
            <text:p>43.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.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.5</text:p>
          </table:table-cell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.75</text:p>
          </table:table-cell>
          <table:table-cell table:formula="of:=QUARTILE([.$C$3:.$C$15]; 3)" office:value-type="float" office:value="67.75" calcext:value-type="float">
            <text:p>67.75</text:p>
          </table:table-cell>
          <table:table-cell table:formula="of:=QUARTILE([.$D$3:.$D$15]; 3)" office:value-type="float" office:value="57.75" calcext:value-type="float">
            <text:p>57.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.055555555556</text:p>
          </table:table-cell>
          <table:table-cell table:formula="of:=VAR([.$C$3:.$C$15])" office:value-type="float" office:value="287.122222222222" calcext:value-type="float">
            <text:p>287.122222222222</text:p>
          </table:table-cell>
          <table:table-cell table:formula="of:=VAR([.$D$3:.$D$15])" office:value-type="float" office:value="227.344444444444" calcext:value-type="float">
            <text:p>227.344444444444</text:p>
          </table:table-cell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.1380229644024</text:p>
          </table:table-cell>
          <table:table-cell table:formula="of:=STDEV([.$C$3:.$C$15])" office:value-type="float" office:value="16.9446812369611" calcext:value-type="float">
            <text:p>16.9446812369611</text:p>
          </table:table-cell>
          <table:table-cell table:formula="of:=STDEV([.$D$3:.$D$15])" office:value-type="float" office:value="15.0779456307696" calcext:value-type="float">
            <text:p>15.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.31582780586639</text:p>
          </table:table-cell>
          <table:table-cell table:formula="of:=KURT([.$C$3:.$C$15])" office:value-type="float" office:value="-0.941598874585262" calcext:value-type="float">
            <text:p>-0.941598874585262</text:p>
          </table:table-cell>
          <table:table-cell table:formula="of:=KURT([.$D$3:.$D$15])" office:value-type="float" office:value="1.41805271898574" calcext:value-type="float">
            <text:p>1.41805271898574</text:p>
          </table:table-cell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.114288791719383</text:p>
          </table:table-cell>
          <table:table-cell table:formula="of:=SKEW([.$C$3:.$C$15])" office:value-type="float" office:value="-0.222642690433799" calcext:value-type="float">
            <text:p>-0.222642690433799</text:p>
          </table:table-cell>
          <table:table-cell table:formula="of:=SKEW([.$D$3:.$D$15])" office:value-type="float" office:value="-0.976680337256908" calcext:value-type="float">
            <text:p>-0.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.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.210764283636454</text:p>
          </table:table-cell>
          <table:table-cell table:formula="of:=CORREL([$Correlation.$C$4:.$C$15]; [$Correlation.$D$4:.$D$15])" office:value-type="float" office:value="0.230971404750906" calcext:value-type="float">
            <text:p>0.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Maths</text:p>
          </table:table-cell>
          <table:table-cell table:style-name="ce5" office:value-type="string" calcext:value-type="string">
            <text:p>Physics</text:p>
          </table:table-cell>
          <table:table-cell table:style-name="ce8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.6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6" calcext:value-type="float">
            <text:p>36</text:p>
          </table:table-cell>
          <table:table-cell table:style-name="ce7" office:value-type="float" office:value="68" calcext:value-type="float">
            <text:p>68</text:p>
          </table:table-cell>
          <table:table-cell table:style-name="ce10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.4444444444444</text:p>
          </table:table-cell>
          <table:table-cell table:formula="of:=COVAR([$Covariance.$C$4:.$C$15]; [$Covariance.$C$4:.$C$15])" office:value-type="float" office:value="258.41" calcext:value-type="float">
            <text:p>258.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.11</text:p>
          </table:table-cell>
          <table:table-cell table:formula="of:=COVAR([$Covariance.$D$4:.$D$15]; [$Covariance.$D$4:.$D$15])" office:value-type="float" office:value="204.61" calcext:value-type="float">
            <text:p>204.61</text:p>
          </table:table-cell>
        </table:table-row>
        <table:table-row table:style-name="ro2">
          <table:table-cell/>
          <table:table-cell table:style-name="ce3" office:value-type="float" office:value="39" calcext:value-type="float">
            <text:p>39</text:p>
          </table:table-cell>
          <table:table-cell table:style-name="ce7" office:value-type="float" office:value="64" calcext:value-type="float">
            <text:p>64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47" calcext:value-type="float">
            <text:p>47</text:p>
          </table:table-cell>
          <table:table-cell table:style-name="ce7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27" calcext:value-type="float">
            <text:p>27</text:p>
          </table:table-cell>
          <table:table-cell table:style-name="ce7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3" office:value-type="float" office:value="56" calcext:value-type="float">
            <text:p>56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 calcext:value-type="string">
            <text:p>26</text:p>
          </table:table-cell>
          <table:table-cell table:style-name="ce7"/>
          <table:table-cell table:style-name="ce10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15"/>
        <table:table-column table:style-name="co10" table:default-cell-style-name="ce18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4"/>
          <table:table-cell table:style-name="ce1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.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.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.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.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.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.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.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.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.06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.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.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.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.01562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.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.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.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.00390625</text:p>
          </table:table-cell>
        </table:table-row>
        <table:table-row table:style-name="ro2">
          <table:table-cell/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.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.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.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.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.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.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.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.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4"/>
          <table:table-cell table:style-name="ce1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.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.5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.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31"/>
        <table:table-column table:style-name="co13" table:default-cell-style-name="ce35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.9230769230769</text:p>
          </table:table-cell>
          <table:table-cell table:formula="of:=AVERAGE([$'Paired t test'.$C$4:.$C$16])" office:value-type="float" office:value="20.4615384615385" calcext:value-type="float">
            <text:p>20.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.076923076923</text:p>
          </table:table-cell>
          <table:table-cell table:formula="of:=VAR([$'Paired t test'.$C$4:.$C$16])" office:value-type="float" office:value="94.4358974358975" calcext:value-type="float">
            <text:p>94.4358974358975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.0617539771747536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.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.935897435897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.835926213674071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.209765144211229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.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.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.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.9230769230769</text:p>
          </table:table-cell>
          <table:table-cell table:formula="of:=AVERAGE([$'F test'.$C$4:.$C$16])" office:value-type="float" office:value="20.4615384615385" calcext:value-type="float">
            <text:p>20.4615384615385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.076923076923</text:p>
          </table:table-cell>
          <table:table-cell table:formula="of:=VAR([$'F test'.$C$4:.$C$16])" office:value-type="float" office:value="94.4358974358975" calcext:value-type="float">
            <text:p>94.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.32446375237578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.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.68663711249569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.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.372212531178457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.63412282927882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.305131354874011</text:p>
          </table:table-cell>
          <table:table-cell table:formula="of:=LEGACY.FINV([$'F test'.$F$4]/2; [$'F test'.$F$9]; [$'F test'.$G$9])" office:value-type="float" office:value="3.2772770940335" calcext:value-type="float">
            <text:p>3.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.9230769230769</text:p>
          </table:table-cell>
          <table:table-cell table:formula="of:=AVERAGE([$'Z test'.$C$4:.$C$16])" office:value-type="float" office:value="20.4615384615385" calcext:value-type="float">
            <text:p>20.4615384615385</text:p>
          </table:table-cell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.53846153846154</text:p>
          </table:table-cell>
          <table:table-cell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.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.95996398454005</text:p>
          </table:table-cell>
          <table:table-cell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5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2">
          <table:table-cell/>
          <table:table-cell table:style-name="ce32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.32567054678584E-14</text:p>
          </table:table-cell>
          <table:table-cell/>
        </table:table-row>
        <table:table-row table:style-name="ro2">
          <table:table-cell/>
          <table:table-cell table:style-name="ce32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.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.0260698174831</text:p>
          </table:table-cell>
          <table:table-cell/>
        </table:table-row>
        <table:table-row table:style-name="ro2">
          <table:table-cell/>
          <table:table-cell table:style-name="ce32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14" calcext:value-type="float">
            <text:p>14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33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8:33:11.4939114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ivier Hallot</meta:initial-creator>
    <meta:creation-date>2024-03-03T08:11:52.296308022</meta:creation-date>
    <dc:date>2024-03-03T18:35:00.057741708</dc:date>
    <meta:editing-duration>PT9H51M29S</meta:editing-duration>
    <meta:editing-cycles>17</meta:editing-cycles>
    <meta:generator>LibreOfficeDev/24.8.0.0.alpha0$Linux_X86_64 LibreOffice_project/f4fc510a28d11d63f6c91af6727292a53ca0517c</meta:generator>
    <meta:document-statistic meta:table-count="11" meta:cell-count="752" meta:object-count="0"/>
  </office:meta>
</office:document-meta>
</file>